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5cm" table:align="center"/>
    </style:style>
    <style:style style:name="Таблица1.A" style:family="table-column">
      <style:table-column-properties style:column-width="7.5cm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4e3f5" officeooo:paragraph-rsid="0014e3f5" style:font-size-asian="12.25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559cm" fo:margin-bottom="0.559cm" style:contextual-spacing="false" fo:line-height="115%" fo:text-align="justify" style:justify-single-word="false" fo:text-indent="1cm" style:auto-text-indent="false" style:page-number="auto" fo:background-color="transparent"/>
      <style:text-properties fo:font-size="14pt" fo:font-weight="normal" officeooo:rsid="0014e3f5" officeooo:paragraph-rsid="0014e3f5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.559cm" fo:margin-right="0.559cm" fo:line-height="115%" fo:text-align="justify" style:justify-single-word="false" fo:text-indent="1cm" style:auto-text-indent="false" fo:background-color="transparent"/>
      <style:text-properties fo:font-size="14pt" fo:font-weight="normal" officeooo:rsid="0014e3f5" officeooo:paragraph-rsid="0014e3f5" style:font-size-asian="12.25pt" style:font-weight-asian="normal" style:font-size-complex="14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4pt" officeooo:rsid="0014e3f5" officeooo:paragraph-rsid="0014e3f5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e3f5" officeooo:paragraph-rsid="0014e3f5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officeooo:rsid="0014e3f5" officeooo:paragraph-rsid="0014e3f5" style:font-size-asian="12.25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officeooo:rsid="0016a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РНЫЙ ХРУСТАЛЬ</text:p>
      <text:p text:style-name="P2"><text:tab/><text:span text:style-name="T1">Горный хрусталь</text:span> (<text:span text:style-name="T2">семейство кремнезёма</text:span>) – разновидность <text:span text:style-name="T3">кварца</text:span>, бесцветные и абсолютно прозрачные кристаллы, имеющие форму шестигранной призмы, увенчанной пирамидой. На протяжении тысячелетий из горного хрусталя вырезали печати, сосуды, кубки, украшения, ритуальные и магические предметы. Сейчас горный хрусталь применяется в радиотехнике, оптике и ювелирном деле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table:number-columns-spanned="2" office:value-type="string">
            <text:p text:style-name="P5">Физические свойства</text:p>
          </table:table-cell>
          <table:covered-table-cell/>
        </table:table-row>
        <table:table-row>
          <table:table-cell table:style-name="Таблица1.A2" office:value-type="string">
            <text:p text:style-name="P6">Блеск</text:p>
          </table:table-cell>
          <table:table-cell table:style-name="Таблица1.B2" office:value-type="string">
            <text:p text:style-name="P4">Стеклянный</text:p>
          </table:table-cell>
        </table:table-row>
        <table:table-row>
          <table:table-cell table:style-name="Таблица1.A2" office:value-type="string">
            <text:p text:style-name="P6">Цвет</text:p>
          </table:table-cell>
          <table:table-cell table:style-name="Таблица1.B2" office:value-type="string">
            <text:p text:style-name="P4">Бесцветный</text:p>
          </table:table-cell>
        </table:table-row>
        <table:table-row>
          <table:table-cell table:style-name="Таблица1.A2" office:value-type="string">
            <text:p text:style-name="P6">Формула</text:p>
          </table:table-cell>
          <table:table-cell table:style-name="Таблица1.B2" office:value-type="string">
            <text:p text:style-name="P4">SiO<text:span text:style-name="T4">2</text:span></text:p>
          </table:table-cell>
        </table:table-row>
        <table:table-row>
          <table:table-cell table:style-name="Таблица1.A2" office:value-type="string">
            <text:p text:style-name="P6">Излом</text:p>
          </table:table-cell>
          <table:table-cell table:style-name="Таблица1.B2" office:value-type="string">
            <text:p text:style-name="P4">Неровный, иногда ракови<text:span text:style-name="T6">ст</text:span>ый</text:p>
          </table:table-cell>
        </table:table-row>
        <table:table-row>
          <table:table-cell table:style-name="Таблица1.A2" office:value-type="string">
            <text:p text:style-name="P6">плотность</text:p>
          </table:table-cell>
          <table:table-cell table:style-name="Таблица1.B2" office:value-type="string">
            <text:p text:style-name="P4">2,6 г/см<text:span text:style-name="T5">3</text:span></text:p>
          </table:table-cell>
        </table:table-row>
        <table:table-row>
          <table:table-cell table:style-name="Таблица1.A2" office:value-type="string">
            <text:p text:style-name="P6">Прозрачность</text:p>
          </table:table-cell>
          <table:table-cell table:style-name="Таблица1.B2" office:value-type="string">
            <text:p text:style-name="P4">Прозрачный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1:39:11.682237112</meta:creation-date>
    <dc:date>2025-04-23T12:05:42.727226887</dc:date>
    <meta:editing-duration>PT26M3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5" meta:word-count="61" meta:character-count="510" meta:non-whitespace-character-count="462"/>
  </office:meta>
</office:document-meta>
</file>